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79cm" draw:z-index="0"><draw:image xlink:href="../../odt/images/303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Двухпозиционное реле (</text:span>SET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3">C-</text:span>код <text:span text:style-name="T1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29cm" svg:height="1.93cm" draw:z-index="0"><draw:image xlink:href="../../odt/images/303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является </text:span><text:span text:style-name="T2">с</text:span><text:span text:style-name="T11">убмоделью</text:span>, которая реализует установку состояния <text:span text:style-name="T3">логической единицы</text:span> двухпозиционного реле <text:span text:style-name="T13">(</text:span><text:span text:style-name="T1">S</text:span><text:span text:style-name="T13">R-</text:span><text:span text:style-name="T1">триггера)</text:span><text:span text:style-name="T13">.</text:span> Передача сигнала установки единицы реализуется при помощи блоков <text:span text:style-name="T11">В память</text:span> и <text:span text:style-name="T11">Из памяти,</text:span><text:span text:style-name="T12"> с задержкой на 1 шаг интегрирования.</text:span></text:p>
            <text:p text:style-name="Text_20_body"><text:span text:style-name="T4">Для того чтобы посмотреть структуру алгоритма – нажмите правой кнопкой на блок и выберите пункт «Действия» </text:span><text:span text:style-name="T5">→</text:span><text:span text:style-name="T4"> «Войти в субмодель».</text:span></text:p>
            <text:p text:style-name="Text_20_body"><text:span text:style-name="T4">Блок используется в паре с блоком </text:span><text:span text:style-name="T10">Двухпозиционное реле (</text:span><text:span text:style-name="T7">RESET)</text:span><text:span text:style-name="T6">, </text:span><text:span text:style-name="T8">который устанавливает состояние </text:span><text:span text:style-name="T9">логического нуля</text:span><text:span text:style-name="T8"> двухпозиционного реле. Следует задавать одинаковые имена реле в этих двух блоках.</text:span> </text:p>
            <text:p text:style-name="Text_20_body"><text:span text:style-name="T3">Свойства</text:span>:</text:p>
            <text:list xml:id="list6690375891470915891" text:style-name="L1">
              <text:list-item>
                <text:p text:style-name="P4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SET)</dc:title>
    <dc:date>2012-03-30T16:32:28.56</dc:date>
    <meta:generator>OpenOffice_Beta/4.1.0$Win32 OpenOffice.org_project/410m14$Build-9760</meta:generator>
    <meta:editing-duration>PT2H22M5S</meta:editing-duration>
    <meta:editing-cycles>119</meta:editing-cycles>
    <meta:document-statistic meta:table-count="1" meta:image-count="2" meta:object-count="0" meta:page-count="1" meta:paragraph-count="11" meta:word-count="101" meta:character-count="713"/>
  </office:meta>
</office:document-meta>
</file>